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cm" fo:margin-left="0.03cm" fo:margin-right="-0.011cm" table:align="margins"/>
    </style:style>
    <style:style style:name="Table1.A" style:family="table-column">
      <style:table-column-properties style:column-width="1.593cm" style:rel-column-width="903*"/>
    </style:style>
    <style:style style:name="Table1.B" style:family="table-column">
      <style:table-column-properties style:column-width="7.137cm" style:rel-column-width="4046*"/>
    </style:style>
    <style:style style:name="Table1.C" style:family="table-column">
      <style:table-column-properties style:column-width="5.496cm" style:rel-column-width="3116*"/>
    </style:style>
    <style:style style:name="Table1.D" style:family="table-column">
      <style:table-column-properties style:column-width="8.153cm" style:rel-column-width="4622*"/>
    </style:style>
    <style:style style:name="Table1.E" style:family="table-column">
      <style:table-column-properties style:column-width="6.022cm" style:rel-column-width="341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zxx" fo:country="non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String 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Convert String to Integer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>#Primitive types are values</text:p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As String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t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</table:table>
      <text:p text:style-name="Standard"/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6-09-12T13:32:31</dc:date>
    <meta:editing-duration>P4DT18H30M7S</meta:editing-duration>
    <meta:editing-cycles>81</meta:editing-cycles>
    <meta:generator>OpenOffice/4.1.2$Unix OpenOffice.org_project/412m3$Build-9782</meta:generator>
    <meta:print-date>2009-09-16T14:04:35.82</meta:print-date>
    <dc:creator>Allan Callaghan</dc:creator>
    <meta:document-statistic meta:table-count="1" meta:image-count="0" meta:object-count="0" meta:page-count="4" meta:paragraph-count="699" meta:word-count="2250" meta:character-count="15818"/>
  </office:meta>
</office:document-meta>
</file>